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137cm" svg:height="10.366cm" svg:x="15.355cm" svg:y="2.092cm">
            <draw:object draw:notify-on-update-of-ranges="Sheet1.A1:Sheet1.A256 Sheet1.B1:Sheet1.B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D1])" office:value-type="float" office:value="4.45006426282523" calcext:value-type="float">
            <text:p>4.4500642628</text:p>
          </table:table-cell>
          <table:table-cell/>
          <table:table-cell office:value-type="float" office:value="28188" calcext:value-type="float">
            <text:p>28188</text:p>
          </table:table-cell>
          <table:table-cell table:formula="of:=[.A1]*[.D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SUM([.E1:.E256])/SUM([.D1:.D256])" office:value-type="float" office:value="44.089193417593" calcext:value-type="float">
            <text:p>44.0891934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D2])" office:value-type="float" office:value="3.7865384804978" calcext:value-type="float">
            <text:p>3.7865384805</text:p>
          </table:table-cell>
          <table:table-cell/>
          <table:table-cell office:value-type="float" office:value="6117" calcext:value-type="float">
            <text:p>6117</text:p>
          </table:table-cell>
          <table:table-cell table:formula="of:=[.A2]*[.D2]" office:value-type="float" office:value="6117" calcext:value-type="float">
            <text:p>6117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D1:.D256])" office:value-type="float" office:value="1867.86699542747" calcext:value-type="float">
            <text:p>1867.8669954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D3])" office:value-type="float" office:value="3.71933128698373" calcext:value-type="float">
            <text:p>3.719331287</text:p>
          </table:table-cell>
          <table:table-cell/>
          <table:table-cell office:value-type="float" office:value="5240" calcext:value-type="float">
            <text:p>5240</text:p>
          </table:table-cell>
          <table:table-cell table:formula="of:=[.A3]*[.D3]"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D4])" office:value-type="float" office:value="3.65571454961871" calcext:value-type="float">
            <text:p>3.6557145496</text:p>
          </table:table-cell>
          <table:table-cell/>
          <table:table-cell office:value-type="float" office:value="4526" calcext:value-type="float">
            <text:p>4526</text:p>
          </table:table-cell>
          <table:table-cell table:formula="of:=[.A4]*[.D4]" office:value-type="float" office:value="13578" calcext:value-type="float">
            <text:p>135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D5])" office:value-type="float" office:value="3.49485002168009" calcext:value-type="float">
            <text:p>3.4948500217</text:p>
          </table:table-cell>
          <table:table-cell/>
          <table:table-cell office:value-type="float" office:value="3125" calcext:value-type="float">
            <text:p>3125</text:p>
          </table:table-cell>
          <table:table-cell table:formula="of:=[.A5]*[.D5]" office:value-type="float" office:value="12500" calcext:value-type="float">
            <text:p>125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D6])" office:value-type="float" office:value="3.45984464238821" calcext:value-type="float">
            <text:p>3.4598446424</text:p>
          </table:table-cell>
          <table:table-cell/>
          <table:table-cell office:value-type="float" office:value="2883" calcext:value-type="float">
            <text:p>2883</text:p>
          </table:table-cell>
          <table:table-cell table:formula="of:=[.A6]*[.D6]" office:value-type="float" office:value="14415" calcext:value-type="float">
            <text:p>144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D7])" office:value-type="float" office:value="3.38524868240322" calcext:value-type="float">
            <text:p>3.3852486824</text:p>
          </table:table-cell>
          <table:table-cell/>
          <table:table-cell office:value-type="float" office:value="2428" calcext:value-type="float">
            <text:p>2428</text:p>
          </table:table-cell>
          <table:table-cell table:formula="of:=[.A7]*[.D7]" office:value-type="float" office:value="14568" calcext:value-type="float">
            <text:p>1456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D8])" office:value-type="float" office:value="3.34143452457814" calcext:value-type="float">
            <text:p>3.3414345246</text:p>
          </table:table-cell>
          <table:table-cell/>
          <table:table-cell office:value-type="float" office:value="2195" calcext:value-type="float">
            <text:p>2195</text:p>
          </table:table-cell>
          <table:table-cell table:formula="of:=[.A8]*[.D8]" office:value-type="float" office:value="15365" calcext:value-type="float">
            <text:p>153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D9])" office:value-type="float" office:value="3.31302311032324" calcext:value-type="float">
            <text:p>3.3130231103</text:p>
          </table:table-cell>
          <table:table-cell/>
          <table:table-cell office:value-type="float" office:value="2056" calcext:value-type="float">
            <text:p>2056</text:p>
          </table:table-cell>
          <table:table-cell table:formula="of:=[.A9]*[.D9]" office:value-type="float" office:value="16448" calcext:value-type="float">
            <text:p>164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D10])" office:value-type="float" office:value="3.23678909940929" calcext:value-type="float">
            <text:p>3.2367890994</text:p>
          </table:table-cell>
          <table:table-cell/>
          <table:table-cell office:value-type="float" office:value="1725" calcext:value-type="float">
            <text:p>1725</text:p>
          </table:table-cell>
          <table:table-cell table:formula="of:=[.A10]*[.D10]" office:value-type="float" office:value="15525" calcext:value-type="float">
            <text:p>155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D11])" office:value-type="float" office:value="3.21563756343506" calcext:value-type="float">
            <text:p>3.2156375634</text:p>
          </table:table-cell>
          <table:table-cell/>
          <table:table-cell office:value-type="float" office:value="1643" calcext:value-type="float">
            <text:p>1643</text:p>
          </table:table-cell>
          <table:table-cell table:formula="of:=[.A11]*[.D11]" office:value-type="float" office:value="16430" calcext:value-type="float">
            <text:p>1643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D12])" office:value-type="float" office:value="3.15866398081399" calcext:value-type="float">
            <text:p>3.1586639808</text:p>
          </table:table-cell>
          <table:table-cell/>
          <table:table-cell office:value-type="float" office:value="1441" calcext:value-type="float">
            <text:p>1441</text:p>
          </table:table-cell>
          <table:table-cell table:formula="of:=[.A12]*[.D12]" office:value-type="float" office:value="15851" calcext:value-type="float">
            <text:p>158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D13])" office:value-type="float" office:value="3.12450422483428" calcext:value-type="float">
            <text:p>3.1245042248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[.A13]*[.D13]" office:value-type="float" office:value="15984" calcext:value-type="float">
            <text:p>1598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D14])" office:value-type="float" office:value="3.11826472608948" calcext:value-type="float">
            <text:p>3.1182647261</text:p>
          </table:table-cell>
          <table:table-cell/>
          <table:table-cell office:value-type="float" office:value="1313" calcext:value-type="float">
            <text:p>1313</text:p>
          </table:table-cell>
          <table:table-cell table:formula="of:=[.A14]*[.D14]" office:value-type="float" office:value="17069" calcext:value-type="float">
            <text:p>1706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D15])" office:value-type="float" office:value="3.08493357493672" calcext:value-type="float">
            <text:p>3.0849335749</text:p>
          </table:table-cell>
          <table:table-cell/>
          <table:table-cell office:value-type="float" office:value="1216" calcext:value-type="float">
            <text:p>1216</text:p>
          </table:table-cell>
          <table:table-cell table:formula="of:=[.A15]*[.D15]" office:value-type="float" office:value="17024" calcext:value-type="float">
            <text:p>1702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D16])" office:value-type="float" office:value="3.07224989761351" calcext:value-type="float">
            <text:p>3.0722498976</text:p>
          </table:table-cell>
          <table:table-cell/>
          <table:table-cell office:value-type="float" office:value="1181" calcext:value-type="float">
            <text:p>1181</text:p>
          </table:table-cell>
          <table:table-cell table:formula="of:=[.A16]*[.D16]" office:value-type="float" office:value="17715" calcext:value-type="float">
            <text:p>177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D17])" office:value-type="float" office:value="3.02571538390134" calcext:value-type="float">
            <text:p>3.0257153839</text:p>
          </table:table-cell>
          <table:table-cell/>
          <table:table-cell office:value-type="float" office:value="1061" calcext:value-type="float">
            <text:p>1061</text:p>
          </table:table-cell>
          <table:table-cell table:formula="of:=[.A17]*[.D17]" office:value-type="float" office:value="16976" calcext:value-type="float">
            <text:p>1697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D18])" office:value-type="float" office:value="3.01661554755718" calcext:value-type="float">
            <text:p>3.0166155476</text:p>
          </table:table-cell>
          <table:table-cell/>
          <table:table-cell office:value-type="float" office:value="1039" calcext:value-type="float">
            <text:p>1039</text:p>
          </table:table-cell>
          <table:table-cell table:formula="of:=[.A18]*[.D18]" office:value-type="float" office:value="17663" calcext:value-type="float">
            <text:p>1766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D19])" office:value-type="float" office:value="2.99255351783214" calcext:value-type="float">
            <text:p>2.9925535178</text:p>
          </table:table-cell>
          <table:table-cell/>
          <table:table-cell office:value-type="float" office:value="983" calcext:value-type="float">
            <text:p>983</text:p>
          </table:table-cell>
          <table:table-cell table:formula="of:=[.A19]*[.D19]" office:value-type="float" office:value="17694" calcext:value-type="float">
            <text:p>1769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D20])" office:value-type="float" office:value="2.96331551138611" calcext:value-type="float">
            <text:p>2.9633155114</text:p>
          </table:table-cell>
          <table:table-cell/>
          <table:table-cell office:value-type="float" office:value="919" calcext:value-type="float">
            <text:p>919</text:p>
          </table:table-cell>
          <table:table-cell table:formula="of:=[.A20]*[.D20]" office:value-type="float" office:value="17461" calcext:value-type="float">
            <text:p>1746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D21])" office:value-type="float" office:value="2.94939000664491" calcext:value-type="float">
            <text:p>2.9493900066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A21]*[.D21]" office:value-type="float" office:value="17800" calcext:value-type="float">
            <text:p>178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D22])" office:value-type="float" office:value="2.92531209149965" calcext:value-type="float">
            <text:p>2.9253120915</text:p>
          </table:table-cell>
          <table:table-cell/>
          <table:table-cell office:value-type="float" office:value="842" calcext:value-type="float">
            <text:p>842</text:p>
          </table:table-cell>
          <table:table-cell table:formula="of:=[.A22]*[.D22]" office:value-type="float" office:value="17682" calcext:value-type="float">
            <text:p>176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D23])" office:value-type="float" office:value="2.90794852161227" calcext:value-type="float">
            <text:p>2.9079485216</text:p>
          </table:table-cell>
          <table:table-cell/>
          <table:table-cell office:value-type="float" office:value="809" calcext:value-type="float">
            <text:p>809</text:p>
          </table:table-cell>
          <table:table-cell table:formula="of:=[.A23]*[.D23]" office:value-type="float" office:value="17798" calcext:value-type="float">
            <text:p>1779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D24])" office:value-type="float" office:value="2.8842287696326" calcext:value-type="float">
            <text:p>2.8842287696</text:p>
          </table:table-cell>
          <table:table-cell/>
          <table:table-cell office:value-type="float" office:value="766" calcext:value-type="float">
            <text:p>766</text:p>
          </table:table-cell>
          <table:table-cell table:formula="of:=[.A24]*[.D24]" office:value-type="float" office:value="17618" calcext:value-type="float">
            <text:p>1761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D25])" office:value-type="float" office:value="2.84757265914211" calcext:value-type="float">
            <text:p>2.8475726591</text:p>
          </table:table-cell>
          <table:table-cell/>
          <table:table-cell office:value-type="float" office:value="704" calcext:value-type="float">
            <text:p>704</text:p>
          </table:table-cell>
          <table:table-cell table:formula="of:=[.A25]*[.D25]" office:value-type="float" office:value="16896" calcext:value-type="float">
            <text:p>1689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D26])" office:value-type="float" office:value="2.85853719756964" calcext:value-type="float">
            <text:p>2.8585371976</text:p>
          </table:table-cell>
          <table:table-cell/>
          <table:table-cell office:value-type="float" office:value="722" calcext:value-type="float">
            <text:p>722</text:p>
          </table:table-cell>
          <table:table-cell table:formula="of:=[.A26]*[.D26]" office:value-type="float" office:value="18050" calcext:value-type="float">
            <text:p>1805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D27])" office:value-type="float" office:value="2.84571801796666" calcext:value-type="float">
            <text:p>2.845718018</text:p>
          </table:table-cell>
          <table:table-cell/>
          <table:table-cell office:value-type="float" office:value="701" calcext:value-type="float">
            <text:p>701</text:p>
          </table:table-cell>
          <table:table-cell table:formula="of:=[.A27]*[.D27]" office:value-type="float" office:value="18226" calcext:value-type="float">
            <text:p>182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D28])" office:value-type="float" office:value="2.82736927305382" calcext:value-type="float">
            <text:p>2.8273692731</text:p>
          </table:table-cell>
          <table:table-cell/>
          <table:table-cell office:value-type="float" office:value="672" calcext:value-type="float">
            <text:p>672</text:p>
          </table:table-cell>
          <table:table-cell table:formula="of:=[.A28]*[.D28]" office:value-type="float" office:value="18144" calcext:value-type="float">
            <text:p>1814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D29])" office:value-type="float" office:value="2.80002935924413" calcext:value-type="float">
            <text:p>2.8000293592</text:p>
          </table:table-cell>
          <table:table-cell/>
          <table:table-cell office:value-type="float" office:value="631" calcext:value-type="float">
            <text:p>631</text:p>
          </table:table-cell>
          <table:table-cell table:formula="of:=[.A29]*[.D29]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D30])" office:value-type="float" office:value="2.77815125038364" calcext:value-type="float">
            <text:p>2.77815125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A30]*[.D30]" office:value-type="float" office:value="17400" calcext:value-type="float">
            <text:p>174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D31])" office:value-type="float" office:value="2.79239168949825" calcext:value-type="float">
            <text:p>2.7923916895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A31]*[.D31]" office:value-type="float" office:value="18600" calcext:value-type="float">
            <text:p>186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D32])" office:value-type="float" office:value="2.80002935924413" calcext:value-type="float">
            <text:p>2.8000293592</text:p>
          </table:table-cell>
          <table:table-cell/>
          <table:table-cell office:value-type="float" office:value="631" calcext:value-type="float">
            <text:p>631</text:p>
          </table:table-cell>
          <table:table-cell table:formula="of:=[.A32]*[.D32]" office:value-type="float" office:value="19561" calcext:value-type="float">
            <text:p>1956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D33])" office:value-type="float" office:value="2.74507479158206" calcext:value-type="float">
            <text:p>2.7450747916</text:p>
          </table:table-cell>
          <table:table-cell/>
          <table:table-cell office:value-type="float" office:value="556" calcext:value-type="float">
            <text:p>556</text:p>
          </table:table-cell>
          <table:table-cell table:formula="of:=[.A33]*[.D33]" office:value-type="float" office:value="17792" calcext:value-type="float">
            <text:p>1779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D34])" office:value-type="float" office:value="2.74896286125616" calcext:value-type="float">
            <text:p>2.7489628613</text:p>
          </table:table-cell>
          <table:table-cell/>
          <table:table-cell office:value-type="float" office:value="561" calcext:value-type="float">
            <text:p>561</text:p>
          </table:table-cell>
          <table:table-cell table:formula="of:=[.A34]*[.D34]" office:value-type="float" office:value="18513" calcext:value-type="float">
            <text:p>1851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D35])" office:value-type="float" office:value="2.72181061521255" calcext:value-type="float">
            <text:p>2.7218106152</text:p>
          </table:table-cell>
          <table:table-cell/>
          <table:table-cell office:value-type="float" office:value="527" calcext:value-type="float">
            <text:p>527</text:p>
          </table:table-cell>
          <table:table-cell table:formula="of:=[.A35]*[.D35]" office:value-type="float" office:value="17918" calcext:value-type="float">
            <text:p>1791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D36])" office:value-type="float" office:value="2.73559889969818" calcext:value-type="float">
            <text:p>2.7355988997</text:p>
          </table:table-cell>
          <table:table-cell/>
          <table:table-cell office:value-type="float" office:value="544" calcext:value-type="float">
            <text:p>544</text:p>
          </table:table-cell>
          <table:table-cell table:formula="of:=[.A36]*[.D36]" office:value-type="float" office:value="19040" calcext:value-type="float">
            <text:p>1904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D37])" office:value-type="float" office:value="2.68484536164441" calcext:value-type="float">
            <text:p>2.6848453616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[.A37]*[.D37]" office:value-type="float" office:value="17424" calcext:value-type="float">
            <text:p>1742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D38])" office:value-type="float" office:value="2.67394199863409" calcext:value-type="float">
            <text:p>2.6739419986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[.A38]*[.D38]" office:value-type="float" office:value="17464" calcext:value-type="float">
            <text:p>1746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D39])" office:value-type="float" office:value="2.69108149212297" calcext:value-type="float">
            <text:p>2.6910814921</text:p>
          </table:table-cell>
          <table:table-cell/>
          <table:table-cell office:value-type="float" office:value="491" calcext:value-type="float">
            <text:p>491</text:p>
          </table:table-cell>
          <table:table-cell table:formula="of:=[.A39]*[.D39]" office:value-type="float" office:value="18658" calcext:value-type="float">
            <text:p>1865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D40])" office:value-type="float" office:value="2.67394199863409" calcext:value-type="float">
            <text:p>2.6739419986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[.A40]*[.D40]" office:value-type="float" office:value="18408" calcext:value-type="float">
            <text:p>1840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D41])" office:value-type="float" office:value="2.63144376901317" calcext:value-type="float">
            <text:p>2.63144376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[.A41]*[.D41]" office:value-type="float" office:value="17120" calcext:value-type="float">
            <text:p>1712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D42])" office:value-type="float" office:value="2.65991620006985" calcext:value-type="float">
            <text:p>2.6599162001</text:p>
          </table:table-cell>
          <table:table-cell/>
          <table:table-cell office:value-type="float" office:value="457" calcext:value-type="float">
            <text:p>457</text:p>
          </table:table-cell>
          <table:table-cell table:formula="of:=[.A42]*[.D42]" office:value-type="float" office:value="18737" calcext:value-type="float">
            <text:p>1873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D43])" office:value-type="float" office:value="2.65896484266443" calcext:value-type="float">
            <text:p>2.6589648427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[.A43]*[.D43]" office:value-type="float" office:value="19152" calcext:value-type="float">
            <text:p>1915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D44])" office:value-type="float" office:value="2.60422605308447" calcext:value-type="float">
            <text:p>2.6042260531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[.A44]*[.D44]" office:value-type="float" office:value="17286" calcext:value-type="float">
            <text:p>1728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D45])" office:value-type="float" office:value="2.62634036737504" calcext:value-type="float">
            <text:p>2.6263403674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[.A45]*[.D45]" office:value-type="float" office:value="18612" calcext:value-type="float">
            <text:p>1861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D46])" office:value-type="float" office:value="2.60205999132796" calcext:value-type="float">
            <text:p>2.602059991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A46]*[.D46]" office:value-type="float" office:value="18000" calcext:value-type="float">
            <text:p>180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D47])" office:value-type="float" office:value="2.61172330800734" calcext:value-type="float">
            <text:p>2.611723308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[.A47]*[.D47]" office:value-type="float" office:value="18814" calcext:value-type="float">
            <text:p>1881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D48])" office:value-type="float" office:value="2.62531245096167" calcext:value-type="float">
            <text:p>2.625312451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[.A48]*[.D48]" office:value-type="float" office:value="19834" calcext:value-type="float">
            <text:p>1983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D49])" office:value-type="float" office:value="2.60314437262018" calcext:value-type="float">
            <text:p>2.6031443726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[.A49]*[.D49]" office:value-type="float" office:value="19248" calcext:value-type="float">
            <text:p>192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D50])" office:value-type="float" office:value="2.57634135020579" calcext:value-type="float">
            <text:p>2.5763413502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[.A50]*[.D50]" office:value-type="float" office:value="18473" calcext:value-type="float">
            <text:p>1847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D51])" office:value-type="float" office:value="2.54406804435028" calcext:value-type="float">
            <text:p>2.5440680444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A51]*[.D51]" office:value-type="float" office:value="17500" calcext:value-type="float">
            <text:p>175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([.D52])" office:value-type="float" office:value="2.51851393987789" calcext:value-type="float">
            <text:p>2.5185139399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A52]*[.D52]" office:value-type="float" office:value="16830" calcext:value-type="float">
            <text:p>1683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([.D53])" office:value-type="float" office:value="2.52244423350632" calcext:value-type="float">
            <text:p>2.5224442335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A53]*[.D53]" office:value-type="float" office:value="17316" calcext:value-type="float">
            <text:p>1731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([.D54])" office:value-type="float" office:value="2.54032947479087" calcext:value-type="float">
            <text:p>2.5403294748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A54]*[.D54]" office:value-type="float" office:value="18391" calcext:value-type="float">
            <text:p>1839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([.D55])" office:value-type="float" office:value="2.52891670027765" calcext:value-type="float">
            <text:p>2.5289167003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A55]*[.D55]" office:value-type="float" office:value="18252" calcext:value-type="float">
            <text:p>1825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([.D56])" office:value-type="float" office:value="2.53655844257153" calcext:value-type="float">
            <text:p>2.5365584426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[.A56]*[.D56]" office:value-type="float" office:value="18920" calcext:value-type="float">
            <text:p>189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([.D57])" office:value-type="float" office:value="2.48855071650044" calcext:value-type="float">
            <text:p>2.4885507165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A57]*[.D57]" office:value-type="float" office:value="17248" calcext:value-type="float">
            <text:p>1724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([.D58])" office:value-type="float" office:value="2.49692964807321" calcext:value-type="float">
            <text:p>2.4969296481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A58]*[.D58]" office:value-type="float" office:value="17898" calcext:value-type="float">
            <text:p>1789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([.D59])" office:value-type="float" office:value="2.47275644931721" calcext:value-type="float">
            <text:p>2.4727564493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A59]*[.D59]" office:value-type="float" office:value="17226" calcext:value-type="float">
            <text:p>1722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([.D60])" office:value-type="float" office:value="2.52113808370404" calcext:value-type="float">
            <text:p>2.5211380837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A60]*[.D60]" office:value-type="float" office:value="19588" calcext:value-type="float">
            <text:p>1958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D61])" office:value-type="float" office:value="2.49136169383427" calcext:value-type="float">
            <text:p>2.4913616938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A61]*[.D61]" office:value-type="float" office:value="18600" calcext:value-type="float">
            <text:p>186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([.D62])" office:value-type="float" office:value="2.48995847942483" calcext:value-type="float">
            <text:p>2.4899584794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A62]*[.D62]" office:value-type="float" office:value="18849" calcext:value-type="float">
            <text:p>1884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([.D63])" office:value-type="float" office:value="2.49692964807321" calcext:value-type="float">
            <text:p>2.4969296481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A63]*[.D63]" office:value-type="float" office:value="19468" calcext:value-type="float">
            <text:p>1946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([.D64])" office:value-type="float" office:value="2.50514997831991" calcext:value-type="float">
            <text:p>2.5051499783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A64]*[.D64]" office:value-type="float" office:value="20160" calcext:value-type="float">
            <text:p>2016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([.D65])" office:value-type="float" office:value="2.4814426285023" calcext:value-type="float">
            <text:p>2.4814426285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A65]*[.D65]" office:value-type="float" office:value="19392" calcext:value-type="float">
            <text:p>1939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([.D66])" office:value-type="float" office:value="2.49415459401844" calcext:value-type="float">
            <text:p>2.494154594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A66]*[.D66]" office:value-type="float" office:value="20280" calcext:value-type="float">
            <text:p>2028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([.D67])" office:value-type="float" office:value="2.45939248775923" calcext:value-type="float">
            <text:p>2.459392487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[.A67]*[.D67]" office:value-type="float" office:value="19008" calcext:value-type="float">
            <text:p>1900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([.D68])" office:value-type="float" office:value="2.44090908206522" calcext:value-type="float">
            <text:p>2.4409090821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[.A68]*[.D68]" office:value-type="float" office:value="18492" calcext:value-type="float">
            <text:p>1849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([.D69])" office:value-type="float" office:value="2.43933269383026" calcext:value-type="float">
            <text:p>2.43933269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A69]*[.D69]" office:value-type="float" office:value="18700" calcext:value-type="float">
            <text:p>1870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([.D70])" office:value-type="float" office:value="2.47129171105894" calcext:value-type="float">
            <text:p>2.4712917111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A70]*[.D70]" office:value-type="float" office:value="20424" calcext:value-type="float">
            <text:p>2042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([.D71])" office:value-type="float" office:value="2.42488163663107" calcext:value-type="float">
            <text:p>2.4248816366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A71]*[.D71]" office:value-type="float" office:value="18620" calcext:value-type="float">
            <text:p>1862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([.D72])" office:value-type="float" office:value="2.38738982633873" calcext:value-type="float">
            <text:p>2.3873898263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A72]*[.D72]" office:value-type="float" office:value="17324" calcext:value-type="float">
            <text:p>1732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([.D73])" office:value-type="float" office:value="2.4345689040342" calcext:value-type="float">
            <text:p>2.434568904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A73]*[.D73]" office:value-type="float" office:value="19584" calcext:value-type="float">
            <text:p>195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([.D74])" office:value-type="float" office:value="2.43296929087441" calcext:value-type="float">
            <text:p>2.4329692909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A74]*[.D74]" office:value-type="float" office:value="19783" calcext:value-type="float">
            <text:p>197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([.D75])" office:value-type="float" office:value="2.40483371661994" calcext:value-type="float">
            <text:p>2.4048337166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[.A75]*[.D75]" office:value-type="float" office:value="18796" calcext:value-type="float">
            <text:p>1879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([.D76])" office:value-type="float" office:value="2.40483371661994" calcext:value-type="float">
            <text:p>2.4048337166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[.A76]*[.D76]" office:value-type="float" office:value="19050" calcext:value-type="float">
            <text:p>1905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D77])" office:value-type="float" office:value="2.42488163663107" calcext:value-type="float">
            <text:p>2.4248816366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A77]*[.D77]" office:value-type="float" office:value="20216" calcext:value-type="float">
            <text:p>2021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([.D78])" office:value-type="float" office:value="2.41497334797082" calcext:value-type="float">
            <text:p>2.414973348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A78]*[.D78]" office:value-type="float" office:value="20020" calcext:value-type="float">
            <text:p>2002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([.D79])" office:value-type="float" office:value="2.40823996531185" calcext:value-type="float">
            <text:p>2.4082399653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A79]*[.D79]" office:value-type="float" office:value="19968" calcext:value-type="float">
            <text:p>1996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([.D80])" office:value-type="float" office:value="2.39269695325967" calcext:value-type="float">
            <text:p>2.3926969533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A80]*[.D80]" office:value-type="float" office:value="19513" calcext:value-type="float">
            <text:p>1951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([.D81])" office:value-type="float" office:value="2.40312052117582" calcext:value-type="float">
            <text:p>2.4031205212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A81]*[.D81]" office:value-type="float" office:value="20240" calcext:value-type="float">
            <text:p>2024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([.D82])" office:value-type="float" office:value="2.39619934709574" calcext:value-type="float">
            <text:p>2.3961993471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A82]*[.D82]" office:value-type="float" office:value="20169" calcext:value-type="float">
            <text:p>2016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([.D83])" office:value-type="float" office:value="2.36735592102602" calcext:value-type="float">
            <text:p>2.367355921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A83]*[.D83]" office:value-type="float" office:value="19106" calcext:value-type="float">
            <text:p>1910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([.D84])" office:value-type="float" office:value="2.35793484700045" calcext:value-type="float">
            <text:p>2.357934847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A84]*[.D84]" office:value-type="float" office:value="18924" calcext:value-type="float">
            <text:p>1892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([.D85])" office:value-type="float" office:value="2.39967372148104" calcext:value-type="float">
            <text:p>2.3996737215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A85]*[.D85]" office:value-type="float" office:value="21084" calcext:value-type="float">
            <text:p>210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([.D86])" office:value-type="float" office:value="2.36172783601759" calcext:value-type="float">
            <text:p>2.361727836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A86]*[.D86]" office:value-type="float" office:value="19550" calcext:value-type="float">
            <text:p>1955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([.D87])" office:value-type="float" office:value="2.3541084391474" calcext:value-type="float">
            <text:p>2.3541084391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A87]*[.D87]" office:value-type="float" office:value="19436" calcext:value-type="float">
            <text:p>1943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([.D88])" office:value-type="float" office:value="2.34439227368511" calcext:value-type="float">
            <text:p>2.3443922737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A88]*[.D88]" office:value-type="float" office:value="19227" calcext:value-type="float">
            <text:p>1922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([.D89])" office:value-type="float" office:value="2.37839790094814" calcext:value-type="float">
            <text:p>2.3783979009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A89]*[.D89]" office:value-type="float" office:value="21032" calcext:value-type="float">
            <text:p>2103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([.D90])" office:value-type="float" office:value="2.36735592102602" calcext:value-type="float">
            <text:p>2.367355921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A90]*[.D90]" office:value-type="float" office:value="20737" calcext:value-type="float">
            <text:p>2073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([.D91])" office:value-type="float" office:value="2.34439227368511" calcext:value-type="float">
            <text:p>2.3443922737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A91]*[.D91]" office:value-type="float" office:value="19890" calcext:value-type="float">
            <text:p>198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([.D92])" office:value-type="float" office:value="2.30319605742049" calcext:value-type="float">
            <text:p>2.3031960574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A92]*[.D92]" office:value-type="float" office:value="18291" calcext:value-type="float">
            <text:p>182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([.D93])" office:value-type="float" office:value="2.34242268082221" calcext:value-type="float">
            <text:p>2.3424226808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A93]*[.D93]" office:value-type="float" office:value="20240" calcext:value-type="float">
            <text:p>2024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([.D94])" office:value-type="float" office:value="2.30319605742049" calcext:value-type="float">
            <text:p>2.3031960574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A94]*[.D94]" office:value-type="float" office:value="18693" calcext:value-type="float">
            <text:p>186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([.D95])" office:value-type="float" office:value="2.3384564936046" calcext:value-type="float">
            <text:p>2.3384564936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A95]*[.D95]" office:value-type="float" office:value="20492" calcext:value-type="float">
            <text:p>2049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([.D96])" office:value-type="float" office:value="2.32633586092875" calcext:value-type="float">
            <text:p>2.3263358609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A96]*[.D96]" office:value-type="float" office:value="20140" calcext:value-type="float">
            <text:p>2014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([.D97])" office:value-type="float" office:value="2.30535136944662" calcext:value-type="float">
            <text:p>2.3053513694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A97]*[.D97]" office:value-type="float" office:value="19392" calcext:value-type="float">
            <text:p>1939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D98])" office:value-type="float" office:value="2.31175386105575" calcext:value-type="float">
            <text:p>2.3117538611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A98]*[.D98]" office:value-type="float" office:value="19885" calcext:value-type="float">
            <text:p>1988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([.D99])" office:value-type="float" office:value="2.29885307640971" calcext:value-type="float">
            <text:p>2.2988530764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A99]*[.D99]" office:value-type="float" office:value="19502" calcext:value-type="float">
            <text:p>1950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([.D100])" office:value-type="float" office:value="2.27875360095283" calcext:value-type="float">
            <text:p>2.278753601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A100]*[.D100]" office:value-type="float" office:value="18810" calcext:value-type="float">
            <text:p>188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D101])" office:value-type="float" office:value="2.32014628611105" calcext:value-type="float">
            <text:p>2.3201462861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A101]*[.D101]" office:value-type="float" office:value="20900" calcext:value-type="float">
            <text:p>209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G([.D102])" office:value-type="float" office:value="2.31806333496276" calcext:value-type="float">
            <text:p>2.318063335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A102]*[.D102]" office:value-type="float" office:value="21008" calcext:value-type="float">
            <text:p>2100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G([.D103])" office:value-type="float" office:value="2.2718416065365" calcext:value-type="float">
            <text:p>2.2718416065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A103]*[.D103]" office:value-type="float" office:value="19074" calcext:value-type="float">
            <text:p>1907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G([.D104])" office:value-type="float" office:value="2.2148438480477" calcext:value-type="float">
            <text:p>2.214843848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A104]*[.D104]" office:value-type="float" office:value="16892" calcext:value-type="float">
            <text:p>1689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G([.D105])" office:value-type="float" office:value="2.22271647114758" calcext:value-type="float">
            <text:p>2.2227164711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A105]*[.D105]" office:value-type="float" office:value="17368" calcext:value-type="float">
            <text:p>1736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G([.D106])" office:value-type="float" office:value="2.30319605742049" calcext:value-type="float">
            <text:p>2.3031960574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A106]*[.D106]" office:value-type="float" office:value="21105" calcext:value-type="float">
            <text:p>21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G([.D107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A107]*[.D107]" office:value-type="float" office:value="19080" calcext:value-type="float">
            <text:p>1908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G([.D108])" office:value-type="float" office:value="2.26007138798507" calcext:value-type="float">
            <text:p>2.260071388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A108]*[.D108]" office:value-type="float" office:value="19474" calcext:value-type="float">
            <text:p>1947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G([.D109])" office:value-type="float" office:value="2.23552844690755" calcext:value-type="float">
            <text:p>2.2355284469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A109]*[.D109]" office:value-type="float" office:value="18576" calcext:value-type="float">
            <text:p>1857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G([.D110])" office:value-type="float" office:value="2.25767857486918" calcext:value-type="float">
            <text:p>2.2576785749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A110]*[.D110]" office:value-type="float" office:value="19729" calcext:value-type="float">
            <text:p>1972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G([.D111])" office:value-type="float" office:value="2.21748394421391" calcext:value-type="float">
            <text:p>2.2174839442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A111]*[.D111]" office:value-type="float" office:value="18150" calcext:value-type="float">
            <text:p>1815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G([.D112])" office:value-type="float" office:value="2.24551266781415" calcext:value-type="float">
            <text:p>2.245512667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A112]*[.D112]" office:value-type="float" office:value="19536" calcext:value-type="float">
            <text:p>1953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G([.D113])" office:value-type="float" office:value="2.30102999566398" calcext:value-type="float">
            <text:p>2.3010299957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A113]*[.D113]" office:value-type="float" office:value="22400" calcext:value-type="float">
            <text:p>2240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G([.D114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A114]*[.D114]" office:value-type="float" office:value="20340" calcext:value-type="float">
            <text:p>2034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G([.D115])" office:value-type="float" office:value="2.28330122870355" calcext:value-type="float">
            <text:p>2.283301228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A115]*[.D115]" office:value-type="float" office:value="21888" calcext:value-type="float">
            <text:p>2188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G([.D116])" office:value-type="float" office:value="2.31175386105575" calcext:value-type="float">
            <text:p>2.3117538611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A116]*[.D116]" office:value-type="float" office:value="23575" calcext:value-type="float">
            <text:p>2357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G([.D117])" office:value-type="float" office:value="2.26717172840301" calcext:value-type="float">
            <text:p>2.2671717284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A117]*[.D117]" office:value-type="float" office:value="21460" calcext:value-type="float">
            <text:p>2146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G([.D118])" office:value-type="float" office:value="2.27646180417324" calcext:value-type="float">
            <text:p>2.2764618042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A118]*[.D118]" office:value-type="float" office:value="22113" calcext:value-type="float">
            <text:p>2211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G([.D119])" office:value-type="float" office:value="2.21218760440396" calcext:value-type="float">
            <text:p>2.2121876044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A119]*[.D119]" office:value-type="float" office:value="19234" calcext:value-type="float">
            <text:p>1923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G([.D120])" office:value-type="float" office:value="2.24303804868629" calcext:value-type="float">
            <text:p>2.243038048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A120]*[.D120]" office:value-type="float" office:value="20825" calcext:value-type="float">
            <text:p>2082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G([.D121])" office:value-type="float" office:value="2.24303804868629" calcext:value-type="float">
            <text:p>2.243038048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A121]*[.D12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G([.D122])" office:value-type="float" office:value="2.32014628611105" calcext:value-type="float">
            <text:p>2.3201462861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A122]*[.D122]" office:value-type="float" office:value="25289" calcext:value-type="float">
            <text:p>2528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G([.D123])" office:value-type="float" office:value="2.29225607135648" calcext:value-type="float">
            <text:p>2.2922560714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A123]*[.D123]" office:value-type="float" office:value="23912" calcext:value-type="float">
            <text:p>2391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G([.D124])" office:value-type="float" office:value="2.2380461031288" calcext:value-type="float">
            <text:p>2.2380461031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A124]*[.D124]" office:value-type="float" office:value="21279" calcext:value-type="float">
            <text:p>2127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D125])" office:value-type="float" office:value="2.26481782300954" calcext:value-type="float">
            <text:p>2.26481782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A125]*[.D125]" office:value-type="float" office:value="22816" calcext:value-type="float">
            <text:p>2281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G([.D126])" office:value-type="float" office:value="2.23299611039215" calcext:value-type="float">
            <text:p>2.232996110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A126]*[.D126]" office:value-type="float" office:value="21375" calcext:value-type="float">
            <text:p>2137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G([.D127])" office:value-type="float" office:value="2.24303804868629" calcext:value-type="float">
            <text:p>2.243038048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A127]*[.D127]" office:value-type="float" office:value="22050" calcext:value-type="float">
            <text:p>2205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G([.D128])" office:value-type="float" office:value="2.26007138798507" calcext:value-type="float">
            <text:p>2.260071388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A128]*[.D128]" office:value-type="float" office:value="23114" calcext:value-type="float">
            <text:p>2311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G([.D129])" office:value-type="float" office:value="2.19312459835446" calcext:value-type="float">
            <text:p>2.1931245984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A129]*[.D129]" office:value-type="float" office:value="19968" calcext:value-type="float">
            <text:p>1996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G([.D130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A130]*[.D130]" office:value-type="float" office:value="23220" calcext:value-type="float">
            <text:p>2322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G([.D131])" office:value-type="float" office:value="2.24797326636181" calcext:value-type="float">
            <text:p>2.2479732664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A131]*[.D131]" office:value-type="float" office:value="23010" calcext:value-type="float">
            <text:p>2301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G([.D132])" office:value-type="float" office:value="2.28330122870355" calcext:value-type="float">
            <text:p>2.283301228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A132]*[.D132]" office:value-type="float" office:value="25152" calcext:value-type="float">
            <text:p>2515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G([.D133])" office:value-type="float" office:value="2.24551266781415" calcext:value-type="float">
            <text:p>2.245512667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A133]*[.D133]" office:value-type="float" office:value="23232" calcext:value-type="float">
            <text:p>232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G([.D134])" office:value-type="float" office:value="2.18752072083646" calcext:value-type="float">
            <text:p>2.1875207208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A134]*[.D134]" office:value-type="float" office:value="20482" calcext:value-type="float">
            <text:p>2048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G([.D135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A135]*[.D135]" office:value-type="float" office:value="24120" calcext:value-type="float">
            <text:p>2412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G([.D136])" office:value-type="float" office:value="2.19865708695442" calcext:value-type="float">
            <text:p>2.198657087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A136]*[.D136]" office:value-type="float" office:value="21330" calcext:value-type="float">
            <text:p>2133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G([.D137])" office:value-type="float" office:value="2.25527250510331" calcext:value-type="float">
            <text:p>2.255272505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A137]*[.D137]" office:value-type="float" office:value="24480" calcext:value-type="float">
            <text:p>2448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G([.D138])" office:value-type="float" office:value="2.26245108973043" calcext:value-type="float">
            <text:p>2.2624510897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A138]*[.D138]" office:value-type="float" office:value="25071" calcext:value-type="float">
            <text:p>2507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G([.D139])" office:value-type="float" office:value="2.29225607135648" calcext:value-type="float">
            <text:p>2.2922560714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A139]*[.D139]" office:value-type="float" office:value="27048" calcext:value-type="float">
            <text:p>2704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G([.D140])" office:value-type="float" office:value="2.26007138798507" calcext:value-type="float">
            <text:p>2.260071388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A140]*[.D140]" office:value-type="float" office:value="25298" calcext:value-type="float">
            <text:p>2529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G([.D141])" office:value-type="float" office:value="2.19033169817029" calcext:value-type="float">
            <text:p>2.1903316982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A141]*[.D141]" office:value-type="float" office:value="21700" calcext:value-type="float">
            <text:p>2170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G([.D142])" office:value-type="float" office:value="2.22010808804005" calcext:value-type="float">
            <text:p>2.220108088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A142]*[.D142]" office:value-type="float" office:value="23406" calcext:value-type="float">
            <text:p>2340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G([.D143])" office:value-type="float" office:value="2.18184358794477" calcext:value-type="float">
            <text:p>2.1818435879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A143]*[.D143]" office:value-type="float" office:value="21584" calcext:value-type="float">
            <text:p>2158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G([.D144])" office:value-type="float" office:value="2.14921911265538" calcext:value-type="float">
            <text:p>2.1492191127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A144]*[.D144]" office:value-type="float" office:value="20163" calcext:value-type="float">
            <text:p>2016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G([.D145])" office:value-type="float" office:value="2.20951501454263" calcext:value-type="float">
            <text:p>2.209515014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A145]*[.D145]" office:value-type="float" office:value="23328" calcext:value-type="float">
            <text:p>2332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G([.D146])" office:value-type="float" office:value="2.1846914308176" calcext:value-type="float">
            <text:p>2.1846914308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A146]*[.D146]" office:value-type="float" office:value="22185" calcext:value-type="float">
            <text:p>2218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G([.D147])" office:value-type="float" office:value="2.16731733474818" calcext:value-type="float">
            <text:p>2.167317334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A147]*[.D147]" office:value-type="float" office:value="21462" calcext:value-type="float">
            <text:p>2146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G([.D148])" office:value-type="float" office:value="2.10037054511756" calcext:value-type="float">
            <text:p>2.100370545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48]*[.D148]" office:value-type="float" office:value="18522" calcext:value-type="float">
            <text:p>1852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G([.D149])" office:value-type="float" office:value="2.11727129565576" calcext:value-type="float">
            <text:p>2.1172712957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A149]*[.D149]" office:value-type="float" office:value="19388" calcext:value-type="float">
            <text:p>1938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G([.D150])" office:value-type="float" office:value="2.16731733474818" calcext:value-type="float">
            <text:p>2.167317334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A150]*[.D150]" office:value-type="float" office:value="21903" calcext:value-type="float">
            <text:p>2190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G([.D151])" office:value-type="float" office:value="2.13987908640124" calcext:value-type="float">
            <text:p>2.1398790864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A151]*[.D151]" office:value-type="float" office:value="20700" calcext:value-type="float">
            <text:p>2070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G([.D152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152]*[.D152]" office:value-type="float" office:value="18875" calcext:value-type="float">
            <text:p>1887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G([.D153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A153]*[.D153]" office:value-type="float" office:value="20368" calcext:value-type="float">
            <text:p>20368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G([.D154])" office:value-type="float" office:value="2.16435285578444" calcext:value-type="float">
            <text:p>2.1643528558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A154]*[.D154]" office:value-type="float" office:value="22338" calcext:value-type="float">
            <text:p>2233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G([.D155])" office:value-type="float" office:value="2.1846914308176" calcext:value-type="float">
            <text:p>2.1846914308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A155]*[.D155]" office:value-type="float" office:value="23562" calcext:value-type="float">
            <text:p>2356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G([.D156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A156]*[.D156]" office:value-type="float" office:value="20770" calcext:value-type="float">
            <text:p>2077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G([.D157])" office:value-type="float" office:value="2.13353890837022" calcext:value-type="float">
            <text:p>2.1335389084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A157]*[.D157]" office:value-type="float" office:value="21216" calcext:value-type="float">
            <text:p>2121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D158])" office:value-type="float" office:value="2.20682587603185" calcext:value-type="float">
            <text:p>2.20682587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A158]*[.D158]" office:value-type="float" office:value="25277" calcext:value-type="float">
            <text:p>2527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G([.D159])" office:value-type="float" office:value="2.13672056715641" calcext:value-type="float">
            <text:p>2.1367205672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A159]*[.D159]" office:value-type="float" office:value="21646" calcext:value-type="float">
            <text:p>2164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G([.D160])" office:value-type="float" office:value="2.13353890837022" calcext:value-type="float">
            <text:p>2.1335389084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A160]*[.D160]" office:value-type="float" office:value="21624" calcext:value-type="float">
            <text:p>2162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G([.D161])" office:value-type="float" office:value="2.0899051114394" calcext:value-type="float">
            <text:p>2.0899051114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61]*[.D161]" office:value-type="float" office:value="19680" calcext:value-type="float">
            <text:p>1968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G([.D162])" office:value-type="float" office:value="2.12057393120585" calcext:value-type="float">
            <text:p>2.1205739312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A162]*[.D162]" office:value-type="float" office:value="21252" calcext:value-type="float">
            <text:p>2125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G([.D163])" office:value-type="float" office:value="2.13353890837022" calcext:value-type="float">
            <text:p>2.1335389084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A163]*[.D163]" office:value-type="float" office:value="22032" calcext:value-type="float">
            <text:p>2203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G([.D164])" office:value-type="float" office:value="2.09342168516224" calcext:value-type="float">
            <text:p>2.093421685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64]*[.D164]" office:value-type="float" office:value="20212" calcext:value-type="float">
            <text:p>2021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G([.D165])" office:value-type="float" office:value="2.13672056715641" calcext:value-type="float">
            <text:p>2.1367205672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A165]*[.D165]" office:value-type="float" office:value="22468" calcext:value-type="float">
            <text:p>2246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G([.D166])" office:value-type="float" office:value="2.11058971029925" calcext:value-type="float">
            <text:p>2.110589710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A166]*[.D166]" office:value-type="float" office:value="21285" calcext:value-type="float">
            <text:p>2128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G([.D167])" office:value-type="float" office:value="2.09342168516224" calcext:value-type="float">
            <text:p>2.093421685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167]*[.D167]" office:value-type="float" office:value="20584" calcext:value-type="float">
            <text:p>2058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G([.D168])" office:value-type="float" office:value="2.18184358794477" calcext:value-type="float">
            <text:p>2.1818435879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A168]*[.D168]" office:value-type="float" office:value="25384" calcext:value-type="float">
            <text:p>2538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G([.D169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69]*[.D169]" office:value-type="float" office:value="20496" calcext:value-type="float">
            <text:p>2049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G([.D170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70]*[.D170]" office:value-type="float" office:value="17576" calcext:value-type="float">
            <text:p>1757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G([.D171])" office:value-type="float" office:value="2.11727129565576" calcext:value-type="float">
            <text:p>2.1172712957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A171]*[.D171]" office:value-type="float" office:value="22270" calcext:value-type="float">
            <text:p>222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G([.D172])" office:value-type="float" office:value="2.13987908640124" calcext:value-type="float">
            <text:p>2.1398790864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A172]*[.D172]" office:value-type="float" office:value="23598" calcext:value-type="float">
            <text:p>2359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G([.D173])" office:value-type="float" office:value="2.16435285578444" calcext:value-type="float">
            <text:p>2.1643528558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A173]*[.D173]" office:value-type="float" office:value="25112" calcext:value-type="float">
            <text:p>2511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G([.D174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A174]*[.D174]" office:value-type="float" office:value="23182" calcext:value-type="float">
            <text:p>2318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G([.D175])" office:value-type="float" office:value="2.18184358794477" calcext:value-type="float">
            <text:p>2.1818435879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A175]*[.D175]" office:value-type="float" office:value="26448" calcext:value-type="float">
            <text:p>2644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G([.D176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76]*[.D176]" office:value-type="float" office:value="20825" calcext:value-type="float">
            <text:p>2082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G([.D177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177]*[.D177]" office:value-type="float" office:value="18304" calcext:value-type="float">
            <text:p>1830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G([.D178])" office:value-type="float" office:value="2.11727129565576" calcext:value-type="float">
            <text:p>2.1172712957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A178]*[.D178]" office:value-type="float" office:value="23187" calcext:value-type="float">
            <text:p>2318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G([.D179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79]*[.D179]" office:value-type="float" office:value="21182" calcext:value-type="float">
            <text:p>2118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G([.D180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80]*[.D180]" office:value-type="float" office:value="21122" calcext:value-type="float">
            <text:p>21122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G([.D181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181]*[.D181]" office:value-type="float" office:value="19980" calcext:value-type="float">
            <text:p>199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G([.D182])" office:value-type="float" office:value="2.10037054511756" calcext:value-type="float">
            <text:p>2.100370545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182]*[.D182]" office:value-type="float" office:value="22806" calcext:value-type="float">
            <text:p>2280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G([.D183])" office:value-type="float" office:value="2.10380372095596" calcext:value-type="float">
            <text:p>2.103803721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83]*[.D183]" office:value-type="float" office:value="23114" calcext:value-type="float">
            <text:p>23114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G([.D184])" office:value-type="float" office:value="2.05307844348342" calcext:value-type="float">
            <text:p>2.0530784435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184]*[.D184]" office:value-type="float" office:value="20679" calcext:value-type="float">
            <text:p>2067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G([.D185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85]*[.D185]" office:value-type="float" office:value="21896" calcext:value-type="float">
            <text:p>2189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G([.D186])" office:value-type="float" office:value="2.00860017176192" calcext:value-type="float">
            <text:p>2.0086001718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186]*[.D186]" office:value-type="float" office:value="18870" calcext:value-type="float">
            <text:p>1887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G([.D187])" office:value-type="float" office:value="2.0899051114394" calcext:value-type="float">
            <text:p>2.0899051114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A187]*[.D187]" office:value-type="float" office:value="22878" calcext:value-type="float">
            <text:p>2287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G([.D188])" office:value-type="float" office:value="2.12057393120585" calcext:value-type="float">
            <text:p>2.1205739312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A188]*[.D188]" office:value-type="float" office:value="24684" calcext:value-type="float">
            <text:p>2468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G([.D189])" office:value-type="float" office:value="2.10380372095596" calcext:value-type="float">
            <text:p>2.103803721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A189]*[.D189]" office:value-type="float" office:value="23876" calcext:value-type="float">
            <text:p>2387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G([.D190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190]*[.D190]" office:value-type="float" office:value="22302" calcext:value-type="float">
            <text:p>2230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G([.D191])" office:value-type="float" office:value="2.12710479836481" calcext:value-type="float">
            <text:p>2.1271047984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A191]*[.D191]" office:value-type="float" office:value="25460" calcext:value-type="float">
            <text:p>2546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G([.D192])" office:value-type="float" office:value="2.04921802267018" calcext:value-type="float">
            <text:p>2.049218022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192]*[.D192]" office:value-type="float" office:value="21392" calcext:value-type="float">
            <text:p>2139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G([.D193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93]*[.D193]" office:value-type="float" office:value="23424" calcext:value-type="float">
            <text:p>2342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G([.D194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194]*[.D194]" office:value-type="float" office:value="22967" calcext:value-type="float">
            <text:p>2296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G([.D195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95]*[.D195]" office:value-type="float" office:value="23668" calcext:value-type="float">
            <text:p>2366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G([.D196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96]*[.D196]" office:value-type="float" office:value="23790" calcext:value-type="float">
            <text:p>2379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G([.D197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197]*[.D197]" office:value-type="float" office:value="23912" calcext:value-type="float">
            <text:p>2391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G([.D198])" office:value-type="float" office:value="2.12057393120585" calcext:value-type="float">
            <text:p>2.1205739312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A198]*[.D198]" office:value-type="float" office:value="26004" calcext:value-type="float">
            <text:p>2600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G([.D199])" office:value-type="float" office:value="2.07918124604762" calcext:value-type="float">
            <text:p>2.07918124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199]*[.D199]" office:value-type="float" office:value="23760" calcext:value-type="float">
            <text:p>2376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G([.D200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200]*[.D200]" office:value-type="float" office:value="20696" calcext:value-type="float">
            <text:p>2069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D201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01]*[.D201]" office:value-type="float" office:value="23600" calcext:value-type="float">
            <text:p>236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G([.D202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202]*[.D202]" office:value-type="float" office:value="22311" calcext:value-type="float">
            <text:p>2231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G([.D203])" office:value-type="float" office:value="1.98227123303957" calcext:value-type="float">
            <text:p>1.98227123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A203]*[.D203]" office:value-type="float" office:value="19392" calcext:value-type="float">
            <text:p>1939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G([.D204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204]*[.D204]" office:value-type="float" office:value="25375" calcext:value-type="float">
            <text:p>2537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G([.D205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205]*[.D205]" office:value-type="float" office:value="21216" calcext:value-type="float">
            <text:p>2121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G([.D206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06]*[.D206]" office:value-type="float" office:value="24190" calcext:value-type="float">
            <text:p>2419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G([.D207])" office:value-type="float" office:value="2.02938377768521" calcext:value-type="float">
            <text:p>2.0293837777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A207]*[.D207]" office:value-type="float" office:value="22042" calcext:value-type="float">
            <text:p>2204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G([.D208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208]*[.D208]" office:value-type="float" office:value="25254" calcext:value-type="float">
            <text:p>2525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G([.D209])" office:value-type="float" office:value="2.00432137378264" calcext:value-type="float">
            <text:p>2.0043213738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A209]*[.D209]" office:value-type="float" office:value="21008" calcext:value-type="float">
            <text:p>210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G([.D210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10]*[.D210]" office:value-type="float" office:value="24662" calcext:value-type="float">
            <text:p>2466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G([.D211])" office:value-type="float" office:value="2.07918124604762" calcext:value-type="float">
            <text:p>2.07918124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211]*[.D211]" office:value-type="float" office:value="25200" calcext:value-type="float">
            <text:p>2520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([.D212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212]*[.D212]" office:value-type="float" office:value="26375" calcext:value-type="float">
            <text:p>2637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G([.D213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213]*[.D213]" office:value-type="float" office:value="23532" calcext:value-type="float">
            <text:p>2353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G([.D214])" office:value-type="float" office:value="1.94939000664491" calcext:value-type="float">
            <text:p>1.9493900066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A214]*[.D214]" office:value-type="float" office:value="18957" calcext:value-type="float">
            <text:p>18957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G([.D215])" office:value-type="float" office:value="2.08278537031645" calcext:value-type="float">
            <text:p>2.0827853703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A215]*[.D215]" office:value-type="float" office:value="25894" calcext:value-type="float">
            <text:p>2589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G([.D216])" office:value-type="float" office:value="2.04139268515822" calcext:value-type="float">
            <text:p>2.0413926852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216]*[.D216]" office:value-type="float" office:value="23650" calcext:value-type="float">
            <text:p>2365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G([.D217])" office:value-type="float" office:value="1.97772360528885" calcext:value-type="float">
            <text:p>1.977723605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217]*[.D217]" office:value-type="float" office:value="20520" calcext:value-type="float">
            <text:p>2052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G([.D218])" office:value-type="float" office:value="1.95904139232109" calcext:value-type="float">
            <text:p>1.959041392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218]*[.D218]" office:value-type="float" office:value="19747" calcext:value-type="float">
            <text:p>1974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G([.D219])" office:value-type="float" office:value="2.05690485133647" calcext:value-type="float">
            <text:p>2.0569048513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A219]*[.D219]" office:value-type="float" office:value="24852" calcext:value-type="float">
            <text:p>2485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G([.D220])" office:value-type="float" office:value="2.05307844348342" calcext:value-type="float">
            <text:p>2.0530784435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A220]*[.D220]" office:value-type="float" office:value="24747" calcext:value-type="float">
            <text:p>2474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G([.D221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221]*[.D221]" office:value-type="float" office:value="24420" calcext:value-type="float">
            <text:p>244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G([.D222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222]*[.D222]" office:value-type="float" office:value="24531" calcext:value-type="float">
            <text:p>2453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G([.D223])" office:value-type="float" office:value="2.10720996964787" calcext:value-type="float">
            <text:p>2.107209969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A223]*[.D223]" office:value-type="float" office:value="28416" calcext:value-type="float">
            <text:p>2841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G([.D224])" office:value-type="float" office:value="2.10037054511756" calcext:value-type="float">
            <text:p>2.100370545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A224]*[.D224]" office:value-type="float" office:value="28098" calcext:value-type="float">
            <text:p>2809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G([.D225])" office:value-type="float" office:value="2.07918124604762" calcext:value-type="float">
            <text:p>2.07918124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225]*[.D225]" office:value-type="float" office:value="26880" calcext:value-type="float">
            <text:p>2688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G([.D226])" office:value-type="float" office:value="2.06069784035361" calcext:value-type="float">
            <text:p>2.0606978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226]*[.D226]" office:value-type="float" office:value="25875" calcext:value-type="float">
            <text:p>2587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G([.D227])" office:value-type="float" office:value="1.99563519459755" calcext:value-type="float">
            <text:p>1.995635194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227]*[.D227]" office:value-type="float" office:value="22374" calcext:value-type="float">
            <text:p>22374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G([.D228])" office:value-type="float" office:value="2.09691001300806" calcext:value-type="float">
            <text:p>2.096910013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A228]*[.D228]" office:value-type="float" office:value="28375" calcext:value-type="float">
            <text:p>2837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G([.D229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29]*[.D229]" office:value-type="float" office:value="26904" calcext:value-type="float">
            <text:p>26904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G([.D230])" office:value-type="float" office:value="1.9912260756925" calcext:value-type="float">
            <text:p>1.991226075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230]*[.D230]" office:value-type="float" office:value="22442" calcext:value-type="float">
            <text:p>2244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G([.D231])" office:value-type="float" office:value="2.06818586174616" calcext:value-type="float">
            <text:p>2.068185861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A231]*[.D231]" office:value-type="float" office:value="26910" calcext:value-type="float">
            <text:p>2691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G([.D232])" office:value-type="float" office:value="2.08635983067475" calcext:value-type="float">
            <text:p>2.086359830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A232]*[.D232]" office:value-type="float" office:value="28182" calcext:value-type="float">
            <text:p>2818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G([.D233])" office:value-type="float" office:value="2.02118929906994" calcext:value-type="float">
            <text:p>2.0211892991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233]*[.D233]" office:value-type="float" office:value="24360" calcext:value-type="float">
            <text:p>2436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G([.D234])" office:value-type="float" office:value="2.11058971029925" calcext:value-type="float">
            <text:p>2.110589710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A234]*[.D234]" office:value-type="float" office:value="30057" calcext:value-type="float">
            <text:p>30057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G([.D235])" office:value-type="float" office:value="2.03342375548695" calcext:value-type="float">
            <text:p>2.0334237555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235]*[.D235]" office:value-type="float" office:value="25272" calcext:value-type="float">
            <text:p>2527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G([.D236])" office:value-type="float" office:value="2.03342375548695" calcext:value-type="float">
            <text:p>2.0334237555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A236]*[.D236]" office:value-type="float" office:value="25380" calcext:value-type="float">
            <text:p>2538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G([.D237])" office:value-type="float" office:value="2.09342168516224" calcext:value-type="float">
            <text:p>2.0934216852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A237]*[.D237]" office:value-type="float" office:value="29264" calcext:value-type="float">
            <text:p>2926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G([.D238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238]*[.D238]" office:value-type="float" office:value="23700" calcext:value-type="float">
            <text:p>2370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G([.D239])" office:value-type="float" office:value="2.04921802267018" calcext:value-type="float">
            <text:p>2.0492180227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A239]*[.D239]" office:value-type="float" office:value="26656" calcext:value-type="float">
            <text:p>2665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([.D240])" office:value-type="float" office:value="2.04532297878666" calcext:value-type="float">
            <text:p>2.0453229788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A240]*[.D240]" office:value-type="float" office:value="26529" calcext:value-type="float">
            <text:p>2652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G([.D241])" office:value-type="float" office:value="2.06069784035361" calcext:value-type="float">
            <text:p>2.0606978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A241]*[.D241]" office:value-type="float" office:value="27600" calcext:value-type="float">
            <text:p>2760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G([.D242])" office:value-type="float" office:value="2.02530586526477" calcext:value-type="float">
            <text:p>2.0253058653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A242]*[.D242]" office:value-type="float" office:value="25546" calcext:value-type="float">
            <text:p>2554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G([.D243])" office:value-type="float" office:value="2.02118929906994" calcext:value-type="float">
            <text:p>2.0211892991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A243]*[.D243]" office:value-type="float" office:value="25410" calcext:value-type="float">
            <text:p>2541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G([.D244])" office:value-type="float" office:value="2.07554696139253" calcext:value-type="float">
            <text:p>2.0755469614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A244]*[.D244]" office:value-type="float" office:value="28917" calcext:value-type="float">
            <text:p>28917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G([.D245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45]*[.D245]" office:value-type="float" office:value="28792" calcext:value-type="float">
            <text:p>2879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G([.D246])" office:value-type="float" office:value="2.07188200730613" calcext:value-type="float">
            <text:p>2.0718820073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A246]*[.D246]" office:value-type="float" office:value="28910" calcext:value-type="float">
            <text:p>2891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G([.D247])" office:value-type="float" office:value="1.88649072517248" calcext:value-type="float">
            <text:p>1.886490725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A247]*[.D247]" office:value-type="float" office:value="18942" calcext:value-type="float">
            <text:p>18942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G([.D248])" office:value-type="float" office:value="2.03742649794062" calcext:value-type="float">
            <text:p>2.037426497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A248]*[.D248]" office:value-type="float" office:value="26923" calcext:value-type="float">
            <text:p>2692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G([.D249])" office:value-type="float" office:value="1.93449845124357" calcext:value-type="float">
            <text:p>1.934498451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A249]*[.D249]" office:value-type="float" office:value="21328" calcext:value-type="float">
            <text:p>2132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G([.D250])" office:value-type="float" office:value="2.06445798922692" calcext:value-type="float">
            <text:p>2.0644579892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A250]*[.D250]" office:value-type="float" office:value="28884" calcext:value-type="float">
            <text:p>2888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G([.D251])" office:value-type="float" office:value="1.97772360528885" calcext:value-type="float">
            <text:p>1.977723605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251]*[.D251]" office:value-type="float" office:value="23750" calcext:value-type="float">
            <text:p>237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G([.D252])" office:value-type="float" office:value="2.01703333929878" calcext:value-type="float">
            <text:p>2.0170333393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A252]*[.D252]" office:value-type="float" office:value="26104" calcext:value-type="float">
            <text:p>2610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G([.D253])" office:value-type="float" office:value="2.00860017176192" calcext:value-type="float">
            <text:p>2.0086001718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A253]*[.D253]" office:value-type="float" office:value="25704" calcext:value-type="float">
            <text:p>2570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G([.D254])" office:value-type="float" office:value="1.97772360528885" calcext:value-type="float">
            <text:p>1.977723605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A254]*[.D254]" office:value-type="float" office:value="24035" calcext:value-type="float">
            <text:p>2403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G([.D255])" office:value-type="float" office:value="2.04139268515822" calcext:value-type="float">
            <text:p>2.0413926852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255]*[.D255]" office:value-type="float" office:value="27940" calcext:value-type="float">
            <text:p>2794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D256])" office:value-type="float" office:value="1.95904139232109" calcext:value-type="float">
            <text:p>1.959041392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256]*[.D256]" office:value-type="float" office:value="23205" calcext:value-type="float">
            <text:p>232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7:34.138753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5-03-09T22:39:32.050883301</meta:creation-date>
    <dc:date>2015-03-10T17:28:53.388994304</dc:date>
    <dc:creator>patrick </dc:creator>
    <meta:editing-duration>PT19M15S</meta:editing-duration>
    <meta:editing-cycles>9</meta:editing-cycles>
    <meta:generator>LibreOffice/4.3.3.2$Linux_X86_64 LibreOffice_project/430m0$Build-2</meta:generator>
    <meta:document-statistic meta:table-count="1" meta:cell-count="10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38cm" svg:height="10.367cm" xlink:href=".." xlink:type="simple" chart:class="chart:bar" chart:style-name="ch1">
        <chart:plot-area chart:style-name="ch2" table:cell-range-address="Sheet1.A1:Sheet1.B256" chart:data-source-has-labels="column" svg:x="1.473cm" svg:y="0.207cm" svg:width="21.203cm" svg:height="8.972cm">
          <chartooo:coordinate-region svg:x="2.2cm" svg:y="0.407cm" svg:width="20.476cm" svg:height="7.848cm"/>
          <chart:axis chart:dimension="x" chart:name="primary-x" chart:style-name="ch3" chartooo:axis-type="auto">
            <chartooo:date-scale/>
            <chart:title svg:x="11.567cm" svg:y="9.386cm" chart:style-name="ch4">
              <text:p>offsets</text:p>
            </chart:title>
            <chart:categories table:cell-range-address="Sheet1.A1:Sheet1.A256"/>
          </chart:axis>
          <chart:axis chart:dimension="y" chart:name="primary-y" chart:style-name="ch5">
            <chart:title svg:x="0.451cm" svg:y="5.835cm" chart:style-name="ch6">
              <text:p>frequency (log)</text:p>
            </chart:title>
            <chart:grid chart:style-name="ch7" chart:class="major"/>
          </chart:axis>
          <chart:series chart:style-name="ch8" chart:values-cell-range-address="Sheet1.B1:Sheet1.B256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4.45006426282523">
                <text:p>4.45006426282523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7865384804978">
                <text:p>3.78653848049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71933128698373">
                <text:p>3.719331286983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65571454961871">
                <text:p>3.655714549618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9485002168009">
                <text:p>3.494850021680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45984464238821">
                <text:p>3.459844642388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38524868240322">
                <text:p>3.385248682403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34143452457814">
                <text:p>3.341434524578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1302311032324">
                <text:p>3.313023110323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23678909940929">
                <text:p>3.236789099409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1563756343506">
                <text:p>3.215637563435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15866398081399">
                <text:p>3.158663980813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2450422483428">
                <text:p>3.124504224834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11826472608948">
                <text:p>3.118264726089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08493357493672">
                <text:p>3.084933574936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07224989761351">
                <text:p>3.072249897613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2571538390134">
                <text:p>3.025715383901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01661554755718">
                <text:p>3.016615547557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99255351783214">
                <text:p>2.992553517832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96331551138611">
                <text:p>2.963315511386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4939000664491">
                <text:p>2.949390006644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92531209149965">
                <text:p>2.925312091499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0794852161227">
                <text:p>2.9079485216122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8842287696326">
                <text:p>2.88422876963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4757265914211">
                <text:p>2.847572659142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85853719756964">
                <text:p>2.8585371975696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84571801796666">
                <text:p>2.8457180179666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82736927305382">
                <text:p>2.827369273053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77815125038364">
                <text:p>2.77815125038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9239168949825">
                <text:p>2.792391689498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74896286125616">
                <text:p>2.748962861256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73559889969818">
                <text:p>2.735598899698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68484536164441">
                <text:p>2.6848453616444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3144376901317">
                <text:p>2.6314437690131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65991620006985">
                <text:p>2.659916200069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65896484266443">
                <text:p>2.658964842664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62634036737504">
                <text:p>2.626340367375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60205999132796">
                <text:p>2.6020599913279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61172330800734">
                <text:p>2.6117233080073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60314437262018">
                <text:p>2.603144372620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57634135020579">
                <text:p>2.5763413502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51851393987789">
                <text:p>2.5185139398778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52244423350632">
                <text:p>2.5224442335063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54032947479087">
                <text:p>2.5403294747908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52891670027765">
                <text:p>2.5289167002776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53655844257153">
                <text:p>2.5365584425715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48855071650044">
                <text:p>2.488550716500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47275644931721">
                <text:p>2.4727564493172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49136169383427">
                <text:p>2.4913616938342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48995847942483">
                <text:p>2.4899584794248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50514997831991">
                <text:p>2.505149978319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4814426285023">
                <text:p>2.48144262850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45939248775923">
                <text:p>2.4593924877592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43933269383026">
                <text:p>2.4393326938302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47129171105894">
                <text:p>2.471291711058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38738982633873">
                <text:p>2.387389826338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4345689040342">
                <text:p>2.434568904034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43296929087441">
                <text:p>2.4329692908744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40483371661994">
                <text:p>2.4048337166199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41497334797082">
                <text:p>2.4149733479708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40823996531185">
                <text:p>2.4082399653118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35793484700045">
                <text:p>2.3579348470004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36172783601759">
                <text:p>2.3617278360175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37839790094814">
                <text:p>2.3783979009481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36735592102602">
                <text:p>2.367355921026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34439227368511">
                <text:p>2.344392273685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3384564936046">
                <text:p>2.338456493604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22271647114758">
                <text:p>2.222716471147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.30319605742049">
                <text:p>2.3031960574204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.25767857486918">
                <text:p>2.257678574869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21748394421391">
                <text:p>2.2174839442139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.31175386105575">
                <text:p>2.3117538610557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.26717172840301">
                <text:p>2.2671717284030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32014628611105">
                <text:p>2.3201462861110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24797326636181">
                <text:p>2.2479732663618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.22010808804005">
                <text:p>2.2201080880400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20682587603185">
                <text:p>2.2068258760318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.04921802267018">
                <text:p>2.0492180226701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.95904139232109">
                <text:p>1.95904139232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